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e4b3" officeooo:paragraph-rsid="0014e4b3"/>
    </style:style>
    <style:style style:name="P2" style:family="paragraph" style:parent-style-name="Standard">
      <style:text-properties officeooo:rsid="0017b60f" officeooo:paragraph-rsid="0017b60f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4e4b3" officeooo:paragraph-rsid="0014e4b3" style:font-size-asian="18pt" style:font-weight-asian="bold" style:font-size-complex="18pt" style:font-weight-complex="bold"/>
    </style:style>
    <style:style style:name="T1" style:family="text">
      <style:text-properties officeooo:rsid="00164ae0"/>
    </style:style>
    <style:style style:name="T2" style:family="text">
      <style:text-properties officeooo:rsid="0017c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Ylem Proposition</text:p>
      <text:p text:style-name="P1"/>
      <text:p text:style-name="P1">For the <text:span text:style-name="T1">purpose of </text:span>synthes<text:span text:style-name="T1">izing </text:span>value into a cryptocurrency there must first be a volume of productivity as the genesis of the economy described by that currency. This is easy to understand in the following allegory.</text:p>
      <text:p text:style-name="P1"/>
      <text:p text:style-name="P2"><text:span text:style-name="T2">A painter produces a portrait, it is sold for 7 XUT. Needing to eat the XUT is converted to 7 Dollars, which are then used to purchase food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1:04:32.211835094</meta:creation-date>
    <dc:date>2020-04-30T07:01:37.352764439</dc:date>
    <meta:editing-duration>PT19H42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7" meta:character-count="376" meta:non-whitespace-character-count="312"/>
  </office:meta>
</office:document-meta>
</file>